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SUNBF721_PT" svg:font-family="SUNBF721_P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UNBF721_PT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<text:soft-page-break/><text:soft-page-break/><text:soft-page-break/><text:soft-page-break/><text:soft-page-break/><text:soft-page-break/>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SUNBF721_PT" svg:font-family="SUNBF721_P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07:46:56.326000000</meta:creation-date>
    <dc:date>2020-01-28T07:49:07.920000000</dc:date>
    <meta:editing-duration>PT2M12S</meta:editing-duration>
    <meta:editing-cycles>1</meta:editing-cycles>
    <meta:document-statistic meta:table-count="0" meta:image-count="0" meta:object-count="0" meta:page-count="7" meta:paragraph-count="1" meta:word-count="1263" meta:character-count="1263" meta:non-whitespace-character-count="1263"/>
    <meta:generator>LibreOffice/6.3.4.2$Windows_X86_64 LibreOffice_project/60da17e045e08f1793c57c00ba83cdfce946d0aa</meta:generator>
  </office:meta>
</office:document-meta>
</file>